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3" table:default-cell-style-name="ce1"/>
        <table:table-row table:style-name="ro1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View Details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71"/>
        </table:table-row>
        <table:table-row table:style-name="ro2">
          <table:table-cell table:number-columns-repeated="4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2]/[.O2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3]/[.O3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4]/[.O4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5]/[.O5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6]/[.O6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7]/[.O7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8]/[.O8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9]/[.O9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0]/[.O10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1]/[.O11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2]/[.O12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3]/[.O13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4]/[.O14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5]/[.O15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6]/[.O16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7]/[.O17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8]/[.O18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19]/[.O19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20]/[.O20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/>
          <table:table-cell table:number-columns-repeated="2"/>
          <table:table-cell table:formula="of:=+[.P21]/[.O21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22]/[.O22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23]/[.O23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24]/[.O24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25]/[.O25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26]/[.O26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27]/[.O27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28]/[.O28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29]/[.O29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30]/[.O30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/>
          <table:table-cell table:number-columns-repeated="2"/>
          <table:table-cell table:formula="of:=+[.P31]/[.O31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4"/>
          <table:table-cell table:number-columns-repeated="2"/>
          <table:table-cell table:formula="of:=+[.P32]/[.O32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4"/>
          <table:table-cell table:number-columns-repeated="2"/>
          <table:table-cell table:formula="of:=+[.P33]/[.O33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4"/>
          <table:table-cell table:number-columns-repeated="2"/>
          <table:table-cell table:formula="of:=+[.P34]/[.O34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4"/>
          <table:table-cell table:number-columns-repeated="2"/>
          <table:table-cell table:formula="of:=+[.P35]/[.O35]" office:value-type="percentage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4"/>
          <table:table-cell table:number-columns-repeated="2"/>
          <table:table-cell table:formula="of:=+[.P36]/[.O36]" office:value-type="percentage" office:value="0">
            <text:p>#DIV/0!</text:p>
          </table:table-cell>
          <table:table-cell table:number-columns-repeated="1007"/>
        </table:table-row>
        <table:table-row table:style-name="ro3" table:number-rows-repeated="3">
          <table:table-cell table:number-columns-repeated="8"/>
          <table:table-cell table:content-validation-name="val1"/>
          <table:table-cell table:content-validation-name="val3"/>
          <table:table-cell table:number-columns-repeated="1014"/>
        </table:table-row>
        <table:table-row table:style-name="ro3" table:number-rows-repeated="9">
          <table:table-cell table:number-columns-repeated="9"/>
          <table:table-cell table:content-validation-name="val3"/>
          <table:table-cell table:number-columns-repeated="101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2022-05-31</text:date>, <text:time>07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31T07:25:14.14</dc:date>
    <dc:creator>Lawrence Perepolkin</dc:creator>
    <meta:editing-duration>PT9H51M25S</meta:editing-duration>
    <meta:editing-cycles>46</meta:editing-cycles>
    <meta:generator>OpenOffice/4.1.12$Win32 OpenOffice.org_project/4112m1$Build-9809</meta:generator>
    <meta:document-statistic meta:table-count="3" meta:cell-count="246" meta:object-count="0"/>
  </office:meta>
</office:document-meta>
</file>